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7-10-17T15:56:20</dc:date><text:p>&lt;!--StartFragment--&gt;</text:p></office:annotation>OFNUHNXTWHQUTOLFUIVFKQHWHWFIVHTNFQIKFNEFAFTUHKUIFHTFWFQFSFAFVUIVFKUAGHVYUHNSUYFNFNGXNFSUTXHNFNVUNFSFQUNHTEFWFUQBXSUHKSFSGTZWFSUOGXVKHAFWXIUVOWFSUAHSSFNNFGXEUAUHKSLUBHNXWFWFAFTWVFQUOUQFSGNFQUHKXTFBGXNFHSSFWFUXQHTFVUSFUSUQUHTIUVOFMXFEUAUHKSUZGVZFKFOLFSFKSXTFNNFKUAHUNFXVIUVWFKKXKQFKJFXPYUNHZXFKEFQFOGTNFTNUHKWUSSFVFNAFTHVFTBUHSSUTNIGXVIVFTWVFSFKGSFHSFNGBKFVAFVSUEFXTFKKFFTYHTUIVFKUAGHVWFTHOLFXTFISUOFOGTAFTUBSFKXVSUIFSGXKFQGSSFFNYVUHOLFUXBGVWWXOUTUSAFVNZSUXMXFEFVGXSUHWFSLFVBFWFPOFSSFTNFMXUSHNFMXHQFVFKNUHNUXYGTWWFKIGOLFKFNEFQUSSGTZFUHWUTKSFKIGHVWFIVGYHNFVWXKIFONUOSFSUOVHKFFOGTGQHMXFTFIUVZTUHNIFVKGTTFOUUAUHNFNFXTFKFQUHTFWHYYHOHSFIGXVNUTNEUAUHKSUEGHFUIGVNFFWFSUQUHTEFTFKUXVUHKIUKWHVFIGXVMXGHEUAUHKFTAHFWFNVFLFXVFXPUIFHTFMXFSMXFKQFNVFKWFAUTNQGHWFKFTYUTNKFNUHFTNZVGXIFKIUVWHDUHTFKUKKHKUOOVGXIHKGXKXVSFKZFTGXPWFSFXVKIUVFTNKHSKVHUHFTNUZGVZFWFISGJFFOFNUHNEGSHUAGHV<office:annotation><dc:date>2017-10-17T15:56:20</dc:date><text:p>&lt;!--EndFragment--&gt;</text:p></office:annotation></text:p>
      <text:p text:style-name="P1"/>
      <text:p text:style-name="P1"/>
      <text:p text:style-name="P1"/>
      <text:p text:style-name="P1"><office:annotation><dc:date>2017-10-17T15:55:58</dc:date><text:p>&lt;!--StartFragment--&gt;</text:p></office:annotation>EQWQXWSDYJEXDFDQHODJEHWVIQIFNYEQIBWPEYIDHIYJDYFEQIODFWHOIKPEFTIBWERPRPDWQOPJDXSIJEXIZJEXDQLDEQDZKPXXEYIDJDYSDDQKPSWDYIHPQUXDHIVSDXSIHIYYEJIYWQDIXXDJEDXSIFDZRDHDBWEHDYQEYIZDXTPHIQXDZFDZQIHOEZJWEXIZVBWENYDQKIZXIZZDNDJIZXDQKEADZXIZRPEYQEZDXSWQTDXIFPQIJEDQDJPJWYDXIZJIFPQSIZHIQZWFPDQXDZKYEZTDYKEZJEZWODHPEQJDEXYEZKIJEXXDHIQHXWPDQZDVIJEREXDYKEHDXLDZJEREXXWJITDYDXDZUPEZKDZHIQZWZTDQKWUXIZJEXIFEZFIVXIZJPDZJEEQKYEZEFDQDZEOIQYDNDHIQZWREXXIYPJEXIFDZUPQIKEQPDEQZWHDZDWQDDFDBWETDZDNDJEXIZHWDYEQKDVWQDZINYPQDBWEQIXXESDNDDXIZREPQKEVWQFILIJEHDFTIVTXDLDBWEDZPEQZPXXDNDEXYIHPQHIFIKIFDNDXDTIJDJEYDUYPZDNDXDEJDJJEQWEZKYIOPJDXSIHIQXIZHPQHWEQKDDQIZEYDJEHIFTXECPIQYEHPDZEHIJEHDYQEZEQAWKIJEYIZKYISYDQFDJYWSDJIYVDFPSIJEXDHDLDBWPEYEQJEHPYBWEKEQPDEXZINYEQIFNYEJEBWPADJDIBWEZDJDBWEEQEZKIODVDXSWQDJPUEYEQHPDEQXIZDWKIYEZBWEJEZKEHDZIEZHYPNEQDWQBWETIYHIQAEKWYDZREYIZPFPXEZZEJEADEQKEQJEYBWEZEXXDFDNDBWEADQDTEYIEZKIPFTIYKD<office:annotation><dc:date>2017-10-17T15:55:58</dc:date><text:p>&lt;!--EndFragment--&gt;</text:p></office:annotation></text:p>
      <text:p text:style-name="P1"/>
      <text:p text:style-name="P1"/>
      <text:p text:style-name="P1"><office:annotation><dc:date>2017-10-17T15:55:32</dc:date><text:p>&lt;!--StartFragment--&gt;</text:p></office:annotation>EQWAWBNWBJQCFEQWEQBKWAAENWEJQWGVWFCNWTAMYDWEQWVWLYXXYXLCFBXYXEWNKYXBVMWIBEWNIBSYXEQWCFFYXLEQWAWBBXGEQWADSIWNWIWMGWGECLWEQWNIYEQCTEBPCYXEBXGYXEQWMTKYXCTAAZBJWEQWEBXXWGABYMACFEQWVBNLWAGNYFEYXLTZIYEQEQWEYGWAWWKWGECAEBXGAEYMMYXNWGJMTAEWNACFJBXHBAAQBNZMSZWBDWGIYEQLMWBKACFHBNXYAQWGAZNYEABQBUWNWAEWGCXEQWMCIAQCNWAEQBENBXCTEECAWBYXHBXYAQYXLFMBEXWAAEQWBYNIBAGBNDBVCHWLNBHWAWXGBXGFBNEQWNVBJDAEYMMAWWKWGJCXGWXAWGYXECBKCTNXFTMLMCCKVNCCGYXLKCEYCXMWAACHWNEQWVYLLWAEBXGEQWLNWBEWAEECIXCXWBNEQEQWGYNWJECNCFJCKZBXYWAIBACTNJBZEBYXBXGCTNQCAEIWFCTNBFFWJEYCXBEWMSIBEJQWGQYAVBJDBAQWAECCGYXEQWVCIAMCCDYXLECAWBIBNGCXEQWIQCMWNYHWNEQWNWIBAXCEQYXLEQBEMCCDWGQBMFACXBTEYJBMQWNWAWKVMWGBZYMCEIQYJQECBAWBKBXYAENTAEICNEQYXWAAZWNACXYFYWGYEIBAGYFFYJTMEECNWBMYUWQYAICNDIBAXCECTEEQWNWYXEQWMTKYXCTAWAETBNSVTEVWQYXGQYKIYEQYXEQWVNCCGYXLLMCCKVWEIWWXTAEQWNWIBABAYQBHWBMNWBGSABYGACKWIQWNWEQWVCXGCFEQWAWB<office:annotation><dc:date>2017-10-17T15:55:32</dc:date><text:p>&lt;!--EndFragment--&gt;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Volte</meta:initial-creator>
    <meta:creation-date>2017-10-17T15:55:20</meta:creation-date>
    <meta:printed-by>Emmanuel Volte</meta:printed-by>
    <meta:print-date>2017-10-17T15:56:37</meta:print-date>
    <meta:document-statistic meta:table-count="0" meta:image-count="0" meta:object-count="0" meta:page-count="1" meta:paragraph-count="3" meta:word-count="9" meta:character-count="2614"/>
    <dc:date>2017-10-18T22:54:20</dc:date>
    <dc:creator>Emmanuel Volte</dc:creator>
    <meta:editing-duration>P1DT4H5M37S</meta:editing-duration>
    <meta:editing-cycles>1</meta:editing-cycles>
    <meta:generator>OpenOffice/4.1.2$Unix OpenOffice.org_project/412m3$Build-9782</meta:generator>
  </office:meta>
</office:document-meta>
</file>